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6D00006AB5000066D3076DCAC3.svm"/>
  <manifest:file-entry manifest:media-type="image/png" manifest:full-path="Pictures/1000020100000323000002E147836782.png"/>
  <manifest:file-entry manifest:media-type="image/png" manifest:full-path="Pictures/1000020100000356000003276E1E5343.png"/>
  <manifest:file-entry manifest:media-type="image/png" manifest:full-path="Pictures/10000201000002EC000001EAD9B472AA.png"/>
  <manifest:file-entry manifest:media-type="" manifest:full-path="Pictures/2000009500007ED500006E6FCD9FCA6F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6.542cm" svg:x="0.985cm" svg:y="6.722cm">
          <draw:image xlink:href="Pictures/2000009500007ED500006E6FCD9FCA6F.svm" xlink:type="simple" xlink:show="embed" xlink:actuate="onLoad">
            <text:p/>
          </draw:image>
        </draw:frame>
      </draw:page>
      <draw:page draw:name="page2" draw:style-name="dp1" draw:master-page-name="標準">
        <draw:frame draw:style-name="gr1" draw:text-style-name="P1" draw:layer="layout" svg:width="16.915cm" svg:height="15.596cm" svg:x="1.872cm" svg:y="7.301cm">
          <draw:image xlink:href="Pictures/1000020100000323000002E147836782.png" xlink:type="simple" xlink:show="embed" xlink:actuate="onLoad">
            <text:p/>
          </draw:image>
        </draw:frame>
      </draw:page>
      <draw:page draw:name="page3" draw:style-name="dp1" draw:master-page-name="標準">
        <draw:frame draw:style-name="gr1" draw:text-style-name="P1" draw:layer="layout" svg:width="16.135cm" svg:height="15.548cm" svg:x="2.417cm" svg:y="7.219cm">
          <draw:image xlink:href="Pictures/2000006D00006AB5000066D3076DCAC3.svm" xlink:type="simple" xlink:show="embed" xlink:actuate="onLoad">
            <text:p/>
          </draw:image>
        </draw:frame>
      </draw:page>
      <draw:page draw:name="page4" draw:style-name="dp1" draw:master-page-name="標準">
        <draw:frame draw:style-name="gr1" draw:text-style-name="P1" draw:layer="layout" svg:width="16.453cm" svg:height="15.548cm" svg:x="2.258cm" svg:y="7.219cm">
          <draw:image xlink:href="Pictures/1000020100000356000003276E1E5343.png" xlink:type="simple" xlink:show="embed" xlink:actuate="onLoad">
            <text:p/>
          </draw:image>
        </draw:frame>
      </draw:page>
      <draw:page draw:name="page5" draw:style-name="dp1" draw:master-page-name="標準">
        <draw:frame draw:style-name="gr1" draw:text-style-name="P1" draw:layer="layout" svg:width="14.784cm" svg:height="9.684cm" svg:x="3.093cm" svg:y="10.151cm">
          <draw:image xlink:href="Pictures/10000201000002EC000001EAD9B472A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9.649cm" fo:margin-bottom="9.044cm" fo:margin-left="2.605cm" fo:margin-right="2.76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oto yujin</meta:initial-creator>
    <meta:creation-date>2021-07-03T20:50:09.75</meta:creation-date>
    <dc:date>2021-07-03T23:04:54.29</dc:date>
    <dc:creator>goto yujin</dc:creator>
    <meta:editing-duration>PT1H59M33S</meta:editing-duration>
    <meta:editing-cycles>3</meta:editing-cycles>
    <meta:generator>OpenOffice/4.1.10$Win32 OpenOffice.org_project/4110m2$Build-9807</meta:generator>
    <meta:document-statistic meta:object-count="5"/>
  </office:meta>
</office:document-meta>
</file>